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5.498cm"/>
    </style:style>
    <style:style style:name="co4" style:family="table-column">
      <style:table-column-properties fo:break-before="auto" style:column-width="3.309cm"/>
    </style:style>
    <style:style style:name="co5" style:family="table-column">
      <style:table-column-properties fo:break-before="auto" style:column-width="9.504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5.935cm"/>
    </style:style>
    <style:style style:name="co10" style:family="table-column">
      <style:table-column-properties fo:break-before="auto" style:column-width="3.792cm"/>
    </style:style>
    <style:style style:name="co11" style:family="table-column">
      <style:table-column-properties fo:break-before="auto" style:column-width="8.687cm"/>
    </style:style>
    <style:style style:name="co12" style:family="table-column">
      <style:table-column-properties fo:break-before="auto" style:column-width="14.132cm"/>
    </style:style>
    <style:style style:name="co13" style:family="table-column">
      <style:table-column-properties fo:break-before="auto" style:column-width="14.822cm"/>
    </style:style>
    <style:style style:name="co14" style:family="table-column">
      <style:table-column-properties fo:break-before="auto" style:column-width="5.99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16173"/>
    </style:style>
    <style:style style:name="ce8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cifindsp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ertainty</text:p>
          </table:table-cell>
          <table:table-cell office:value-type="string" calcext:value-type="string">
            <text:p>relatedto</text:p>
          </table:table-cell>
          <table:table-cell office:value-type="string" calcext:value-type="string">
            <text:p>relatedtoho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spatialtype</text:p>
          </table:table-cell>
          <table:table-cell office:value-type="string" calcext:value-type="string">
            <text:p>methodtyp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ethoddesc</text:p>
          </table:table-cell>
          <table:table-cell office:value-type="string" calcext:value-type="string">
            <text:p>literatur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rra Sink</text:p>
          </table:table-cell>
          <table:table-cell office:value-type="string" calcext:value-type="string">
            <text:p>POINT(14.3624 40.948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537337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Sink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Scandone et al., 199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qua Fidia</text:p>
          </table:table-cell>
          <table:table-cell office:value-type="string" calcext:value-type="string">
            <text:p>POINT(14.6983 40.92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www.openstreetmap.org/node/288342355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ezzano</text:p>
          </table:table-cell>
          <table:table-cell office:value-type="string" calcext:value-type="string">
            <text:p>POINT(14.7680 40.71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61085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ola</text:p>
          </table:table-cell>
          <table:table-cell office:value-type="string" calcext:value-type="string">
            <text:p>POINT(14.5259 40.6993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6858047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elcivita Cave</text:p>
          </table:table-cell>
          <table:table-cell table:style-name="ce2" office:value-type="string" calcext:value-type="string">
            <text:p>POINT(15.2092 40.4956)</text:p>
          </table:table-cell>
          <table:table-cell table:style-name="ce2"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377712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37519639</text:p>
          </table:table-cell>
          <table:table-cell table:style-name="ce2" office:value-type="string" calcext:value-type="string">
            <text:p>Fedele et al., 2008;Giaccio et al., 2008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pecchia</text:p>
          </table:table-cell>
          <table:table-cell table:style-name="ce2" office:value-type="string" calcext:value-type="string">
            <text:p>POINT(14.7662 40.7198)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369098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371325110</text:p>
          </table:table-cell>
          <table:table-cell table:style-name="ce2"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uma</text:p>
          </table:table-cell>
          <table:table-cell table:style-name="ce2" office:value-type="string" calcext:value-type="string">
            <text:p>POINT(14.0560 40.8381) 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24345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12162776</text:p>
          </table:table-cell>
          <table:table-cell table:style-name="ce2"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lf of Naples</text:p>
          </table:table-cell>
          <table:table-cell office:value-type="string" calcext:value-type="string">
            <text:p>POINT(14.2559 40.719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Arienzo et al., 200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go Patria (Naples)</text:p>
          </table:table-cell>
          <table:table-cell office:value-type="string" calcext:value-type="string">
            <text:p>POINT(14.0366 40.926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9881928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;Scandone et al., 1991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arina di Cassano (Naples)</text:p>
          </table:table-cell>
          <table:table-cell office:value-type="string" calcext:value-type="string">
            <text:p>POINT(14.3998 40.63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1196163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assaquano (Naples)</text:p>
          </table:table-cell>
          <table:table-cell office:value-type="string" calcext:value-type="string">
            <text:p>POINT(14.4476 40.66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5092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onte Echia (Naples)</text:p>
          </table:table-cell>
          <table:table-cell office:value-type="string" calcext:value-type="string">
            <text:p>POINT(14.2479 40.831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79419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untai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go Grande di Monticchio</text:p>
          </table:table-cell>
          <table:table-cell office:value-type="string" calcext:value-type="string">
            <text:p>POINT(15.6057 40.93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625856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Narcisi, 1996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icchio (Bagni)</text:p>
          </table:table-cell>
          <table:table-cell office:value-type="string" calcext:value-type="string">
            <text:p>POINT(15.5699 40.949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933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icchio Lakes</text:p>
          </table:table-cell>
          <table:table-cell office:value-type="string" calcext:value-type="string">
            <text:p>POINT (15.6098 40.93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relation/1580254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Brauer et al., 2000;Fedele et al., 2003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rge Plateau</text:p>
          </table:table-cell>
          <table:table-cell office:value-type="string" calcext:value-type="string">
            <text:p>POINT(16.2833 41.0047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317489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Giaccio et al., 2008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POINT(14.2080 40.85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Orsi et al., 1996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cognano</text:p>
          </table:table-cell>
          <table:table-cell office:value-type="string" calcext:value-type="string">
            <text:p>POINT(14.4347 40.6484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5381436704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5381436704</text:p>
          </table:table-cell>
          <table:table-cell office:value-type="string" calcext:value-type="string">
            <text:p>Civetta et al., 1997;Rosi et al., 1999</text:p>
          </table:table-cell>
          <table:table-cell table:number-columns-repeated="10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aglicci Cave</text:p>
          </table:table-cell>
          <table:table-cell office:value-type="string" calcext:value-type="string">
            <text:p>POINT(15.6150 41.654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77701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2293681037</text:p>
          </table:table-cell>
          <table:table-cell office:value-type="string" calcext:value-type="string">
            <text:p>Giaccio et al., 200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llezzano</text:p>
          </table:table-cell>
          <table:table-cell office:value-type="string" calcext:value-type="string">
            <text:p>POINT(14.7546 40.724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81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ta</text:p>
          </table:table-cell>
          <table:table-cell office:value-type="string" calcext:value-type="string">
            <text:p>POINT(14.7979 40.76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124272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hlegraean Fields</text:p>
          </table:table-cell>
          <table:table-cell office:value-type="string" calcext:value-type="string">
            <text:p>POINT(14.1402 40.8275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75512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Supervolcano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948370721</text:p>
          </table:table-cell>
          <table:table-cell office:value-type="string" calcext:value-type="string">
            <text:p>Orsi et al., 1996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nti Rossi (Naples)</text:p>
          </table:table-cell>
          <table:table-cell office:value-type="string" calcext:value-type="string">
            <text:p>POINT(14.2594 40.873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;Giaccio et al., 2008;Pappalardo et al., 1999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zzuoli Bay</text:p>
          </table:table-cell>
          <table:table-cell office:value-type="string" calcext:value-type="string">
            <text:p>POINT(14.0890 40.82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670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Orsi et al., 1996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POINT(14.6459 40.6783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ww.openstreetmap.org/node/71648518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16485183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unta Marmolite</text:p>
          </table:table-cell>
          <table:table-cell office:value-type="string" calcext:value-type="string">
            <text:p>POINT(40.8888 14.1489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7244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DOI 10.3390/geosciences12060241, Fig. 1</text:p>
          </table:table-cell>
          <table:table-cell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‘ Agata dei due Golfi</text:p>
          </table:table-cell>
          <table:table-cell office:value-type="string" calcext:value-type="string">
            <text:p>POINT(14.3733 40.607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18603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05576753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t‘ Angelo a Scala</text:p>
          </table:table-cell>
          <table:table-cell office:value-type="string" calcext:value-type="string">
            <text:p>POINT(14.7402 40.974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51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68567290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n Marco</text:p>
          </table:table-cell>
          <table:table-cell office:value-type="string" calcext:value-type="string">
            <text:p>POINT(14.3381 41.0369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84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Nicola La Strada</text:p>
          </table:table-cell>
          <table:table-cell office:value-type="string" calcext:value-type="string">
            <text:p>POINT(14.3313 41.0518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85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arafea Area</text:p>
          </table:table-cell>
          <table:table-cell office:value-type="string" calcext:value-type="string">
            <text:p>POINT(14.1560 40.9346)</text:p>
          </table:table-cell>
          <table:table-cell table:style-name="ce7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Civetta et al., 1997, Fig. 1, No. 15)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rino</text:p>
          </table:table-cell>
          <table:table-cell office:value-type="string" calcext:value-type="string">
            <text:p>POINT(14.8706 40.8567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511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edele et al., 2008;Giaccio et al., 2008;Lowe et al., 2012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za</text:p>
          </table:table-cell>
          <table:table-cell office:value-type="string" calcext:value-type="string">
            <text:p>POINT(14.7567 41.0075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87105001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8710500139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orregaveta</text:p>
          </table:table-cell>
          <table:table-cell office:value-type="string" calcext:value-type="string">
            <text:p>POINT(14.0477 40.8111) 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473523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efola</text:p>
          </table:table-cell>
          <table:table-cell office:value-type="string" calcext:value-type="string">
            <text:p>POINT(14.1486 40.892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42256625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25662539</text:p>
          </table:table-cell>
          <table:table-cell office:value-type="string" calcext:value-type="string">
            <text:p>Pappalardo et al., 1999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fara</text:p>
          </table:table-cell>
          <table:table-cell office:value-type="string" calcext:value-type="string">
            <text:p>POINT(14.7069 41.0577) 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400018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farella Area</text:p>
          </table:table-cell>
          <table:table-cell table:style-name="ce2" office:value-type="string" calcext:value-type="string">
            <text:p>POINT(14.7906 40.7616)</text:p>
          </table:table-cell>
          <table:table-cell table:style-name="ce7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6)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co Equense</text:p>
          </table:table-cell>
          <table:table-cell office:value-type="string" calcext:value-type="string">
            <text:p>POINT(14.4273 40.6622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727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illa di Briano (Naples)</text:p>
          </table:table-cell>
          <table:table-cell office:value-type="string" calcext:value-type="string">
            <text:p>POINT(14.1607 41.000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92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Civetta et al., 1997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oscone Area</text:p>
          </table:table-cell>
          <table:table-cell table:style-name="ce2" office:value-type="string" calcext:value-type="string">
            <text:p>POINT(14.5194 40.8005)</text:p>
          </table:table-cell>
          <table:table-cell table:style-name="ce7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5) using Google Maps</text:p>
          </table:table-cell>
          <table:table-cell office:value-type="string" calcext:value-type="string">
            <text:p>Rosi et al., 1999</text:p>
          </table:table-cell>
          <table:table-cell table:number-columns-repeated="1010"/>
        </table:table-row>
        <table:table-row table:style-name="ro1">
          <table:table-cell table:style-name="ce2" table:number-columns-repeated="13"/>
          <table:table-cell/>
          <table:table-cell table:style-name="ce2"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Lake Ohrid (Albania)</text:p>
          </table:table-cell>
          <table:table-cell office:value-type="string" calcext:value-type="string">
            <text:p>POINT(20.6749 40.9874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eicher et al., 2019, 2016</text:p>
          </table:table-cell>
          <table:table-cell table:number-columns-repeated="101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Kozarnika Cave (Bulgaria)</text:p>
          </table:table-cell>
          <table:table-cell office:value-type="string" calcext:value-type="string">
            <text:p>POINT(22.7024 43.65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37533;https://www.openstreetmap.org/node/881444237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owe et al., 2012</text:p>
          </table:table-cell>
          <table:table-cell table:number-columns-repeated="101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emnata Cave (Bulgaria)</text:p>
          </table:table-cell>
          <table:table-cell office:value-type="string" calcext:value-type="string">
            <text:p>POINT(23.3848 43.089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sws.geonames.org/726486;https://www.openstreetmap.org/node/369821847;http://wikidata.org/entity/Q1229615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edele et al., 2008, 2003;Fitzsimmons et al., 2013;Giaccio et al., 2008</text:p>
          </table:table-cell>
          <table:table-cell table:number-columns-repeated="101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oplitsa Cave (Bulgaria)</text:p>
          </table:table-cell>
          <table:table-cell office:value-type="string" calcext:value-type="string">
            <text:p>POINT(24.0053 43.190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61788595;https://www.openstreetmap.org/node/1110937909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Tsanova et al., 2021, p.2</text:p>
          </table:table-cell>
          <table:table-cell office:value-type="string" calcext:value-type="string">
            <text:p>Tsanova et al., 2021</text:p>
          </table:table-cell>
          <table:table-cell table:number-columns-repeated="101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Franchthi Cave (Greece)</text:p>
          </table:table-cell>
          <table:table-cell office:value-type="string" calcext:value-type="string">
            <text:p>POINT(23.1311 37.4226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441331;https://www.openstreetmap.org/node/122117261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1221172611</text:p>
          </table:table-cell>
          <table:table-cell office:value-type="string" calcext:value-type="string">
            <text:p>Fedele et al., 2003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lissoura (Greece)</text:p>
          </table:table-cell>
          <table:table-cell office:value-type="string" calcext:value-type="string">
            <text:p>POINT(21.4672 40.536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1468911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owe et al., 2012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aghi Philippon (Greece)</text:p>
          </table:table-cell>
          <table:table-cell table:style-name="ce2" office:value-type="string" calcext:value-type="string">
            <text:p>POINT(24.2274 40.979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ww.openstreetmap.org/node/299298568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Lowe et al. 2012 and Wulf et al. 2018 (10.1016/j.quascirev.2018.03.011)</text:p>
          </table:table-cell>
          <table:table-cell office:value-type="string" calcext:value-type="string">
            <text:p>Lowe et al., 2012;Wulf et al., 2018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usak Island (Greece)</text:p>
          </table:table-cell>
          <table:table-cell table:style-name="ce2" office:value-type="string" calcext:value-type="string">
            <text:p>POINT(14.2921 44.510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89468;https://www.openstreetmap.org/relation/98549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sland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Wacha, 2011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ke Ohrid (Macedonia)</text:p>
          </table:table-cell>
          <table:table-cell table:style-name="ce2" office:value-type="string" calcext:value-type="string">
            <text:p>POINT(20.7409 41.046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eicher et al., 2019, 2016</text:p>
          </table:table-cell>
          <table:table-cell table:number-columns-repeated="101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olema Pesht Cave near Zdunje (Macedonia)</text:p>
          </table:table-cell>
          <table:table-cell table:style-name="ce2" office:value-type="string" calcext:value-type="string">
            <text:p>POINT(21.1617 41.8117)</text:p>
          </table:table-cell>
          <table:table-cell table:style-name="ce7" office:value-type="string" calcext:value-type="string">
            <text:p>fsl:dubious</text:p>
          </table:table-cell>
          <table:table-cell office:value-type="string" calcext:value-type="string">
            <text:p>http://wikidata.org/entity/Q20565511;https://www.openstreetmap.org/node/1110793991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Lowe et al., 2012</text:p>
          </table:table-cell>
          <table:table-cell table:number-columns-repeated="101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rvena Stiljena (Montenegro)</text:p>
          </table:table-cell>
          <table:table-cell table:style-name="ce2" office:value-type="string" calcext:value-type="string">
            <text:p>POINT(18.4815 42.7790) 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node/1087917056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Morley &amp; Woodward, 2011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rluia (Romania)</text:p>
          </table:table-cell>
          <table:table-cell table:style-name="ce2" office:value-type="string" calcext:value-type="string">
            <text:p>POINT(27.9021 44.094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41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itzsimmons et al., 2014, 2013;Obreht et al., 2017;Pötter et al., 2021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brogea (Romania)</text:p>
          </table:table-cell>
          <table:table-cell table:style-name="ce2" office:value-type="string" calcext:value-type="string">
            <text:p>POINT(28.2329 43.9996)</text:p>
          </table:table-cell>
          <table:table-cell table:style-name="ce8" office:value-type="string" calcext:value-type="string">
            <text:p>fsl:representative</text:p>
          </table:table-cell>
          <table:table-cell office:value-type="string" calcext:value-type="string">
            <text:p>https://sws.geonames.org/67919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itzsimmons et al., 2014, 2013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lasca (Romania)</text:p>
          </table:table-cell>
          <table:table-cell table:style-name="ce2" office:value-type="string" calcext:value-type="string">
            <text:p>POINT(27.8491 44.392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256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Obreht et al., 2017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ower Danube Basin (Romania)</text:p>
          </table:table-cell>
          <table:table-cell table:style-name="ce2" office:value-type="string" calcext:value-type="string">
            <text:p>POINT(25.2920 43.655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79163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oogle Maps and Obdreht et al (2017), Fig. 1</text:p>
          </table:table-cell>
          <table:table-cell office:value-type="string" calcext:value-type="string">
            <text:p>Obreht et al., 2017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ratul Borcea (Romania)</text:p>
          </table:table-cell>
          <table:table-cell table:style-name="ce2" office:value-type="string" calcext:value-type="string">
            <text:p>POINT(27.3271 44.1891)</text:p>
          </table:table-cell>
          <table:table-cell table:style-name="ce7" office:value-type="string" calcext:value-type="string">
            <text:p>fsl:dubious</text:p>
          </table:table-cell>
          <table:table-cell office:value-type="string" calcext:value-type="string">
            <text:p>https://sws.geonames.org/684225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Pötter et al., 2021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alta Alba (Romania)</text:p>
          </table:table-cell>
          <table:table-cell table:style-name="ce2" office:value-type="string" calcext:value-type="string">
            <text:p>POINT(27.2478 45.30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8557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Pötter et al., 2021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ussian Plane</text:p>
          </table:table-cell>
          <table:table-cell table:style-name="ce2" office:value-type="string" calcext:value-type="string">
            <text:p>POINT(45.0000 55.00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47152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itzsimmons et al., 2013</text:p>
          </table:table-cell>
          <table:table-cell table:number-columns-repeated="101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Kostenki-Borshchevo (Russia)</text:p>
          </table:table-cell>
          <table:table-cell table:style-name="ce2" office:value-type="string" calcext:value-type="string">
            <text:p>POINT(39.0517 51.3858)</text:p>
          </table:table-cell>
          <table:table-cell table:style-name="ce8" office:value-type="string" calcext:value-type="string">
            <text:p>fsl:representative</text:p>
          </table:table-cell>
          <table:table-cell office:value-type="string" calcext:value-type="string">
            <text:p>https://en.wikipedia.org/wiki/Kostyonki%E2%80%93Borshchyovo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pedia-en Kostyonki–Borshchyovo</text:p>
          </table:table-cell>
          <table:table-cell office:value-type="string" calcext:value-type="string">
            <text:p>Fedele et al., 2008;Giaccio et al., 200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ostenki (Russia)</text:p>
          </table:table-cell>
          <table:table-cell table:style-name="ce2" office:value-type="string" calcext:value-type="string">
            <text:p>POINT(39.0473 51.3858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07035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Relation 5252687</text:p>
          </table:table-cell>
          <table:table-cell office:value-type="string" calcext:value-type="string">
            <text:p>Fedele et al., 2003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isiljevo (Serbia)</text:p>
          </table:table-cell>
          <table:table-cell table:style-name="ce2" office:value-type="string" calcext:value-type="string">
            <text:p>POINT(21.3912 44.739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950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Baykal et al., 2018</text:p>
          </table:table-cell>
          <table:table-cell table:number-columns-repeated="101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Tabula Traiana (Serbia)</text:p>
          </table:table-cell>
          <table:table-cell table:style-name="ce2" office:value-type="string" calcext:value-type="string">
            <text:p>POINT(22.3094 44.6568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91689;https://www.openstreetmap.org/node/19188394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1918839400</text:p>
          </table:table-cell>
          <table:table-cell office:value-type="string" calcext:value-type="string">
            <text:p>Boric et al., 2012;Lowe et al., 2012</text:p>
          </table:table-cell>
          <table:table-cell table:number-columns-repeated="101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Titel Pleateau (Serbia)</text:p>
          </table:table-cell>
          <table:table-cell table:style-name="ce2" office:value-type="string" calcext:value-type="string">
            <text:p>POINT(20.3026 45.203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339191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3391916</text:p>
          </table:table-cell>
          <table:table-cell office:value-type="string" calcext:value-type="string">
            <text:p>Baykal et al., 2018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uthern Ukraine</text:p>
          </table:table-cell>
          <table:table-cell table:style-name="ce2" office:value-type="string" calcext:value-type="string">
            <text:p>POINT(31.8000 47.43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2641546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dernRegio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181633</text:p>
          </table:table-cell>
          <table:table-cell office:value-type="string" calcext:value-type="string">
            <text:p>Fitzsimmons et al., 2013</text:p>
          </table:table-cell>
          <table:table-cell table:number-columns-repeated="101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aua-Fteah (Libya)</text:p>
          </table:table-cell>
          <table:table-cell table:style-name="ce2" office:value-type="string" calcext:value-type="string">
            <text:p>POINT(22.0516 32.900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5226810;https://www.openstreetmap.org/node/777832473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778324735</text:p>
          </table:table-cell>
          <table:table-cell office:value-type="string" calcext:value-type="string">
            <text:p>Lowe et al., 20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rlovat</text:p>
          </table:table-cell>
          <table:table-cell table:style-name="ce2" office:value-type="string" calcext:value-type="string">
            <text:p>POINT(20.5809 45.241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7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Obreht, I. et al. (2015)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alać</text:p>
          </table:table-cell>
          <table:table-cell table:style-name="ce2" office:value-type="string" calcext:value-type="string">
            <text:p>POINT(21.4058 43.6728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83872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Obreht, I. et al. (2016)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unaszekcső</text:p>
          </table:table-cell>
          <table:table-cell office:value-type="string" calcext:value-type="string">
            <text:p>POINT(18.7587 46.087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05345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Újvári, G. Et al. (2016)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tajnica</text:p>
          </table:table-cell>
          <table:table-cell office:value-type="string" calcext:value-type="string">
            <text:p>POINT(20.2802 44.903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928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Buggle, B. et al. (2013);Buggle, B. et al. (2014)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ova</text:p>
          </table:table-cell>
          <table:table-cell office:value-type="string" calcext:value-type="string">
            <text:p>POINT(27.9347 44.246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91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Zeeden, C. et al. (2018)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ake Prespa</text:p>
          </table:table-cell>
          <table:table-cell office:value-type="string" calcext:value-type="string">
            <text:p>POINT(21.0000 40.916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676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Obreht, I. et al. (2017), Fig. 1;Panagiotopoulos, K. (2014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ivetta et al.(1997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Rosi et al.(1999)</text:p>
          </table:table-cell>
          <table:table-cell table:number-columns-repeated="1010"/>
        </table:table-row>
        <table:table-row table:style-name="ro1" table:number-rows-repeated="104848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Wahr</number:text>
    </number:number-style>
    <number:number-style style:name="N136P1" style:volatile="true">
      <number:text>Wahr</number:text>
    </number:number-style>
    <number:number-style style:name="N136">
      <number:text>Falsch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Ein</number:text>
    </number:number-style>
    <number:number-style style:name="N138P1" style:volatile="true">
      <number:text>Ein</number:text>
    </number:number-style>
    <number:number-style style:name="N138">
      <number:text>Aus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.00.0000</text:date>, <text:time style:data-style-name="N2" text:time-value="09:11:22.28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16:08:51.064000000</dc:date>
    <meta:editing-duration>PT19H21M35S</meta:editing-duration>
    <meta:editing-cycles>253</meta:editing-cycles>
    <meta:generator>LibreOffice/7.2.4.1$Windows_X86_64 LibreOffice_project/27d75539669ac387bb498e35313b970b7fe9c4f9</meta:generator>
    <meta:document-statistic meta:table-count="1" meta:cell-count="949" meta:object-count="0"/>
    <meta:user-defined meta:name=""/>
  </office:meta>
</office:document-meta>
</file>